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Strand Color</text:p>
          </table:table-cell>
          <table:table-cell table:style-name="ce1" office:value-type="string" calcext:value-type="string">
            <text:p>Strand Index</text:p>
          </table:table-cell>
          <table:table-cell table:style-name="ce1" office:value-type="string" calcext:value-type="string">
            <text:p>Leg Index</text:p>
          </table:table-cell>
          <table:table-cell table:style-name="ce1" office:value-type="string" calcext:value-type="string">
            <text:p>Length (m)</text:p>
          </table:table-cell>
          <table:table-cell table:style-name="ce1" office:value-type="string" calcext:value-type="string">
            <text:p>LED Start Index</text:p>
          </table:table-cell>
          <table:table-cell table:style-name="ce1" office:value-type="string" calcext:value-type="string">
            <text:p>LED End Index</text:p>
          </table:table-cell>
          <table:table-cell table:style-name="ce1"/>
          <table:table-cell/>
          <table:table-cell table:style-name="ce1" table:number-columns-repeated="1015"/>
        </table:table-row>
        <table:table-row table:style-name="ro1">
          <table:table-cell office:value-type="string" calcext:value-type="string">
            <text:p>Light Gree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75" calcext:value-type="float">
            <text:p>3.175</text:p>
          </table:table-cell>
          <table:table-cell office:value-type="float" office:value="0" calcext:value-type="float">
            <text:p>0</text:p>
          </table:table-cell>
          <table:table-cell table:formula="of:=INT([.E2]+[.D2]*30)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  <table:table-cell table:formula="of:=[.F2]+1" office:value-type="float" office:value="96" calcext:value-type="float">
            <text:p>96</text:p>
          </table:table-cell>
          <table:table-cell table:formula="of:=INT([.E3]+[.D3]*30)" office:value-type="float" office:value="150" calcext:value-type="float">
            <text:p>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table:formula="of:=[.F3]+1" office:value-type="float" office:value="151" calcext:value-type="float">
            <text:p>151</text:p>
          </table:table-cell>
          <table:table-cell table:formula="of:=INT([.E4]+[.D4]*30)" office:value-type="float" office:value="205" calcext:value-type="float">
            <text:p>2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82" calcext:value-type="float">
            <text:p>1.82</text:p>
          </table:table-cell>
          <table:table-cell table:formula="of:=[.F4]+1" office:value-type="float" office:value="206" calcext:value-type="float">
            <text:p>206</text:p>
          </table:table-cell>
          <table:table-cell table:formula="of:=INT([.E5]+[.D5]*30)"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82" calcext:value-type="float">
            <text:p>1.82</text:p>
          </table:table-cell>
          <table:table-cell table:formula="of:=[.F5]+1" office:value-type="float" office:value="261" calcext:value-type="float">
            <text:p>261</text:p>
          </table:table-cell>
          <table:table-cell table:formula="of:=INT([.E6]+[.D6]*30)" office:value-type="float" office:value="315" calcext:value-type="float">
            <text:p>3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82" calcext:value-type="float">
            <text:p>1.82</text:p>
          </table:table-cell>
          <table:table-cell table:formula="of:=[.F6]+1" office:value-type="float" office:value="316" calcext:value-type="float">
            <text:p>316</text:p>
          </table:table-cell>
          <table:table-cell table:formula="of:=INT([.E7]+[.D7]*30)" office:value-type="float" office:value="370" calcext:value-type="float">
            <text:p>3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.82" calcext:value-type="float">
            <text:p>1.82</text:p>
          </table:table-cell>
          <table:table-cell table:formula="of:=[.F7]+1" office:value-type="float" office:value="371" calcext:value-type="float">
            <text:p>371</text:p>
          </table:table-cell>
          <table:table-cell table:formula="of:=INT([.E8]+[.D8]*30)" office:value-type="float" office:value="425" calcext:value-type="float">
            <text:p>4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Gre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.175" calcext:value-type="float">
            <text:p>3.175</text:p>
          </table:table-cell>
          <table:table-cell table:formula="of:=[.F8]+1" office:value-type="float" office:value="426" calcext:value-type="float">
            <text:p>426</text:p>
          </table:table-cell>
          <table:table-cell table:formula="of:=INT([.E9]+[.D9]*30)" office:value-type="float" office:value="521" calcext:value-type="float">
            <text:p>5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formula="of:=[.F9]+1" office:value-type="float" office:value="522" calcext:value-type="float">
            <text:p>522</text:p>
          </table:table-cell>
          <table:table-cell table:formula="of:=INT([.E10]+[.D10]*30)" office:value-type="float" office:value="576" calcext:value-type="float">
            <text:p>5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Bl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  <table:table-cell table:formula="of:=[.F10]+1" office:value-type="float" office:value="577" calcext:value-type="float">
            <text:p>577</text:p>
          </table:table-cell>
          <table:table-cell table:formula="of:=INT([.E11]+[.D11]*30)" office:value-type="float" office:value="631" calcext:value-type="float">
            <text:p>6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table:formula="of:=[.F11]+1" office:value-type="float" office:value="632" calcext:value-type="float">
            <text:p>632</text:p>
          </table:table-cell>
          <table:table-cell table:formula="of:=INT([.E12]+[.D12]*30)" office:value-type="float" office:value="686" calcext:value-type="float">
            <text:p>6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24" calcext:value-type="float">
            <text:p>1.524</text:p>
          </table:table-cell>
          <table:table-cell table:formula="of:=[.F12]+1" office:value-type="float" office:value="687" calcext:value-type="float">
            <text:p>687</text:p>
          </table:table-cell>
          <table:table-cell table:formula="of:=INT([.E13]+[.D13]*30)" office:value-type="float" office:value="732" calcext:value-type="float">
            <text:p>7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24" calcext:value-type="float">
            <text:p>1.524</text:p>
          </table:table-cell>
          <table:table-cell table:formula="of:=[.F13]+1" office:value-type="float" office:value="733" calcext:value-type="float">
            <text:p>733</text:p>
          </table:table-cell>
          <table:table-cell table:formula="of:=INT([.E14]+[.D14]*30)" office:value-type="float" office:value="778" calcext:value-type="float">
            <text:p>7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524" calcext:value-type="float">
            <text:p>1.524</text:p>
          </table:table-cell>
          <table:table-cell table:formula="of:=[.F14]+1" office:value-type="float" office:value="779" calcext:value-type="float">
            <text:p>779</text:p>
          </table:table-cell>
          <table:table-cell table:formula="of:=INT([.E15]+[.D15]*30)" office:value-type="float" office:value="824" calcext:value-type="float">
            <text:p>8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524" calcext:value-type="float">
            <text:p>1.524</text:p>
          </table:table-cell>
          <table:table-cell table:formula="of:=[.F15]+1" office:value-type="float" office:value="825" calcext:value-type="float">
            <text:p>825</text:p>
          </table:table-cell>
          <table:table-cell table:formula="of:=INT([.E16]+[.D16]*30)" office:value-type="float" office:value="870" calcext:value-type="float">
            <text:p>8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524" calcext:value-type="float">
            <text:p>1.524</text:p>
          </table:table-cell>
          <table:table-cell table:formula="of:=[.F16]+1" office:value-type="float" office:value="871" calcext:value-type="float">
            <text:p>871</text:p>
          </table:table-cell>
          <table:table-cell table:formula="of:=INT([.E17]+[.D17]*30)" office:value-type="float" office:value="916" calcext:value-type="float">
            <text:p>9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ght Blu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524" calcext:value-type="float">
            <text:p>1.524</text:p>
          </table:table-cell>
          <table:table-cell table:formula="of:=[.F17]+1" office:value-type="float" office:value="917" calcext:value-type="float">
            <text:p>917</text:p>
          </table:table-cell>
          <table:table-cell table:formula="of:=INT([.E18]+[.D18]*30)" office:value-type="float" office:value="962" calcext:value-type="float">
            <text:p>9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formula="of:=[.F18]+1" office:value-type="float" office:value="963" calcext:value-type="float">
            <text:p>963</text:p>
          </table:table-cell>
          <table:table-cell table:formula="of:=INT([.E19]+[.D19]*30)" office:value-type="float" office:value="1017" calcext:value-type="float">
            <text:p>1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  <table:table-cell table:formula="of:=[.F19]+1" office:value-type="float" office:value="1018" calcext:value-type="float">
            <text:p>1018</text:p>
          </table:table-cell>
          <table:table-cell table:formula="of:=INT([.E20]+[.D20]*30)" office:value-type="float" office:value="1072" calcext:value-type="float">
            <text:p>10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rp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table:formula="of:=[.F20]+1" office:value-type="float" office:value="1073" calcext:value-type="float">
            <text:p>1073</text:p>
          </table:table-cell>
          <table:table-cell table:formula="of:=INT([.E21]+[.D21]*30)" office:value-type="float" office:value="1127" calcext:value-type="float">
            <text:p>1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82" calcext:value-type="float">
            <text:p>1.82</text:p>
          </table:table-cell>
          <table:table-cell table:formula="of:=[.F21]+1" office:value-type="float" office:value="1128" calcext:value-type="float">
            <text:p>1128</text:p>
          </table:table-cell>
          <table:table-cell table:formula="of:=INT([.E22]+[.D22]*30)" office:value-type="float" office:value="1182" calcext:value-type="float">
            <text:p>1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82" calcext:value-type="float">
            <text:p>1.82</text:p>
          </table:table-cell>
          <table:table-cell table:formula="of:=[.F22]+1" office:value-type="float" office:value="1183" calcext:value-type="float">
            <text:p>1183</text:p>
          </table:table-cell>
          <table:table-cell table:formula="of:=INT([.E23]+[.D23]*30)" office:value-type="float" office:value="1237" calcext:value-type="float">
            <text:p>12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82" calcext:value-type="float">
            <text:p>1.82</text:p>
          </table:table-cell>
          <table:table-cell table:formula="of:=[.F23]+1" office:value-type="float" office:value="1238" calcext:value-type="float">
            <text:p>1238</text:p>
          </table:table-cell>
          <table:table-cell table:formula="of:=INT([.E24]+[.D24]*30)" office:value-type="float" office:value="1292" calcext:value-type="float">
            <text:p>12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82" calcext:value-type="float">
            <text:p>1.82</text:p>
          </table:table-cell>
          <table:table-cell table:formula="of:=[.F24]+1" office:value-type="float" office:value="1293" calcext:value-type="float">
            <text:p>1293</text:p>
          </table:table-cell>
          <table:table-cell table:formula="of:=INT([.E25]+[.D25]*30)" office:value-type="float" office:value="1347" calcext:value-type="float">
            <text:p>13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82" calcext:value-type="float">
            <text:p>1.82</text:p>
          </table:table-cell>
          <table:table-cell table:formula="of:=[.F25]+1" office:value-type="float" office:value="1348" calcext:value-type="float">
            <text:p>1348</text:p>
          </table:table-cell>
          <table:table-cell table:formula="of:=INT([.E26]+[.D26]*30)" office:value-type="float" office:value="1402" calcext:value-type="float">
            <text:p>14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formula="of:=[.F26]+1" office:value-type="float" office:value="1403" calcext:value-type="float">
            <text:p>1403</text:p>
          </table:table-cell>
          <table:table-cell table:formula="of:=INT([.E27]+[.D27]*30)" office:value-type="float" office:value="1457" calcext:value-type="float">
            <text:p>14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13" calcext:value-type="float">
            <text:p>2.13</text:p>
          </table:table-cell>
          <table:table-cell table:formula="of:=[.F27]+1" office:value-type="float" office:value="1458" calcext:value-type="float">
            <text:p>1458</text:p>
          </table:table-cell>
          <table:table-cell table:formula="of:=INT([.E28]+[.D28]*30)" office:value-type="float" office:value="1521" calcext:value-type="float">
            <text:p>15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13" calcext:value-type="float">
            <text:p>2.13</text:p>
          </table:table-cell>
          <table:table-cell table:formula="of:=[.F28]+1" office:value-type="float" office:value="1522" calcext:value-type="float">
            <text:p>1522</text:p>
          </table:table-cell>
          <table:table-cell table:formula="of:=INT([.E29]+[.D29]*30)" office:value-type="float" office:value="1585" calcext:value-type="float">
            <text:p>1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ll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24" calcext:value-type="float">
            <text:p>1.524</text:p>
          </table:table-cell>
          <table:table-cell table:formula="of:=[.F29]+1" office:value-type="float" office:value="1586" calcext:value-type="float">
            <text:p>1586</text:p>
          </table:table-cell>
          <table:table-cell table:formula="of:=INT([.E30]+[.D30]*30)" office:value-type="float" office:value="1631" calcext:value-type="float">
            <text:p>16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524" calcext:value-type="float">
            <text:p>1.524</text:p>
          </table:table-cell>
          <table:table-cell table:formula="of:=[.F30]+1" office:value-type="float" office:value="1632" calcext:value-type="float">
            <text:p>1632</text:p>
          </table:table-cell>
          <table:table-cell table:formula="of:=INT([.E31]+[.D31]*30)" office:value-type="float" office:value="1677" calcext:value-type="float">
            <text:p>16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24" calcext:value-type="float">
            <text:p>1.524</text:p>
          </table:table-cell>
          <table:table-cell table:formula="of:=[.F31]+1" office:value-type="float" office:value="1678" calcext:value-type="float">
            <text:p>1678</text:p>
          </table:table-cell>
          <table:table-cell table:formula="of:=INT([.E32]+[.D32]*30)" office:value-type="float" office:value="1723" calcext:value-type="float">
            <text:p>17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524" calcext:value-type="float">
            <text:p>1.524</text:p>
          </table:table-cell>
          <table:table-cell table:formula="of:=[.F32]+1" office:value-type="float" office:value="1724" calcext:value-type="float">
            <text:p>1724</text:p>
          </table:table-cell>
          <table:table-cell table:formula="of:=INT([.E33]+[.D33]*30)" office:value-type="float" office:value="1769" calcext:value-type="float">
            <text:p>17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524" calcext:value-type="float">
            <text:p>1.524</text:p>
          </table:table-cell>
          <table:table-cell table:formula="of:=[.F33]+1" office:value-type="float" office:value="1770" calcext:value-type="float">
            <text:p>1770</text:p>
          </table:table-cell>
          <table:table-cell table:formula="of:=INT([.E34]+[.D34]*30)" office:value-type="float" office:value="1815" calcext:value-type="float">
            <text:p>18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24" calcext:value-type="float">
            <text:p>1.524</text:p>
          </table:table-cell>
          <table:table-cell table:formula="of:=[.F34]+1" office:value-type="float" office:value="1816" calcext:value-type="float">
            <text:p>1816</text:p>
          </table:table-cell>
          <table:table-cell table:formula="of:=INT([.E35]+[.D35]*30)" office:value-type="float" office:value="1861" calcext:value-type="float">
            <text:p>18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table:formula="of:=[.F35]+1" office:value-type="float" office:value="1862" calcext:value-type="float">
            <text:p>1862</text:p>
          </table:table-cell>
          <table:table-cell table:formula="of:=INT([.E36]+[.D36]*30)" office:value-type="float" office:value="1925" calcext:value-type="float">
            <text:p>19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  <table:table-cell table:formula="of:=[.F36]+1" office:value-type="float" office:value="1926" calcext:value-type="float">
            <text:p>1926</text:p>
          </table:table-cell>
          <table:table-cell table:formula="of:=INT([.E37]+[.D37]*30)" office:value-type="float" office:value="1980" calcext:value-type="float">
            <text:p>19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table:formula="of:=[.F37]+1" office:value-type="float" office:value="1981" calcext:value-type="float">
            <text:p>1981</text:p>
          </table:table-cell>
          <table:table-cell table:formula="of:=INT([.E38]+[.D38]*30)" office:value-type="float" office:value="2035" calcext:value-type="float">
            <text:p>20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82" calcext:value-type="float">
            <text:p>1.82</text:p>
          </table:table-cell>
          <table:table-cell table:formula="of:=[.F38]+1" office:value-type="float" office:value="2036" calcext:value-type="float">
            <text:p>2036</text:p>
          </table:table-cell>
          <table:table-cell table:formula="of:=INT([.E39]+[.D39]*30)" office:value-type="float" office:value="2090" calcext:value-type="float">
            <text:p>20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82" calcext:value-type="float">
            <text:p>1.82</text:p>
          </table:table-cell>
          <table:table-cell table:formula="of:=[.F39]+1" office:value-type="float" office:value="2091" calcext:value-type="float">
            <text:p>2091</text:p>
          </table:table-cell>
          <table:table-cell table:formula="of:=INT([.E40]+[.D40]*30)" office:value-type="float" office:value="2145" calcext:value-type="float">
            <text:p>21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82" calcext:value-type="float">
            <text:p>1.82</text:p>
          </table:table-cell>
          <table:table-cell table:formula="of:=[.F40]+1" office:value-type="float" office:value="2146" calcext:value-type="float">
            <text:p>2146</text:p>
          </table:table-cell>
          <table:table-cell table:formula="of:=INT([.E41]+[.D41]*30)" office:value-type="float" office:value="2200" calcext:value-type="float">
            <text:p>22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82" calcext:value-type="float">
            <text:p>1.82</text:p>
          </table:table-cell>
          <table:table-cell table:formula="of:=[.F41]+1" office:value-type="float" office:value="2201" calcext:value-type="float">
            <text:p>2201</text:p>
          </table:table-cell>
          <table:table-cell table:formula="of:=INT([.E42]+[.D42]*30)" office:value-type="float" office:value="2255" calcext:value-type="float">
            <text:p>2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91" calcext:value-type="float">
            <text:p>0.91</text:p>
          </table:table-cell>
          <table:table-cell table:formula="of:=[.F42]+1" office:value-type="float" office:value="2256" calcext:value-type="float">
            <text:p>2256</text:p>
          </table:table-cell>
          <table:table-cell table:formula="of:=INT([.E43]+[.D43]*30)" office:value-type="float" office:value="2283" calcext:value-type="float">
            <text:p>22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formula="of:=[.F43]+1" office:value-type="float" office:value="2284" calcext:value-type="float">
            <text:p>2284</text:p>
          </table:table-cell>
          <table:table-cell table:formula="of:=INT([.E44]+[.D44]*30)" office:value-type="float" office:value="2338" calcext:value-type="float">
            <text:p>23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  <table:table-cell table:formula="of:=[.F44]+1" office:value-type="float" office:value="2339" calcext:value-type="float">
            <text:p>2339</text:p>
          </table:table-cell>
          <table:table-cell table:formula="of:=INT([.E45]+[.D45]*30)" office:value-type="float" office:value="2393" calcext:value-type="float">
            <text:p>23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table:formula="of:=[.F45]+1" office:value-type="float" office:value="2394" calcext:value-type="float">
            <text:p>2394</text:p>
          </table:table-cell>
          <table:table-cell table:formula="of:=INT([.E46]+[.D46]*30)" office:value-type="float" office:value="2448" calcext:value-type="float">
            <text:p>24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524" calcext:value-type="float">
            <text:p>1.524</text:p>
          </table:table-cell>
          <table:table-cell table:formula="of:=[.F46]+1" office:value-type="float" office:value="2449" calcext:value-type="float">
            <text:p>2449</text:p>
          </table:table-cell>
          <table:table-cell table:formula="of:=INT([.E47]+[.D47]*30)" office:value-type="float" office:value="2494" calcext:value-type="float">
            <text:p>24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524" calcext:value-type="float">
            <text:p>1.524</text:p>
          </table:table-cell>
          <table:table-cell table:formula="of:=[.F47]+1" office:value-type="float" office:value="2495" calcext:value-type="float">
            <text:p>2495</text:p>
          </table:table-cell>
          <table:table-cell table:formula="of:=INT([.E48]+[.D48]*30)" office:value-type="float" office:value="2540" calcext:value-type="float">
            <text:p>25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B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24" calcext:value-type="float">
            <text:p>1.524</text:p>
          </table:table-cell>
          <table:table-cell table:formula="of:=[.F48]+1" office:value-type="float" office:value="2541" calcext:value-type="float">
            <text:p>2541</text:p>
          </table:table-cell>
          <table:table-cell table:formula="of:=INT([.E49]+[.D49]*30)" office:value-type="float" office:value="2586" calcext:value-type="float">
            <text:p>2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524" calcext:value-type="float">
            <text:p>1.524</text:p>
          </table:table-cell>
          <table:table-cell table:formula="of:=[.F49]+1" office:value-type="float" office:value="2587" calcext:value-type="float">
            <text:p>2587</text:p>
          </table:table-cell>
          <table:table-cell table:formula="of:=INT([.E50]+[.D50]*30)" office:value-type="float" office:value="2632" calcext:value-type="float">
            <text:p>26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524" calcext:value-type="float">
            <text:p>1.524</text:p>
          </table:table-cell>
          <table:table-cell table:formula="of:=[.F50]+1" office:value-type="float" office:value="2633" calcext:value-type="float">
            <text:p>2633</text:p>
          </table:table-cell>
          <table:table-cell table:formula="of:=INT([.E51]+[.D51]*30)" office:value-type="float" office:value="2678" calcext:value-type="float">
            <text:p>2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524" calcext:value-type="float">
            <text:p>1.524</text:p>
          </table:table-cell>
          <table:table-cell table:formula="of:=[.F51]+1" office:value-type="float" office:value="2679" calcext:value-type="float">
            <text:p>2679</text:p>
          </table:table-cell>
          <table:table-cell table:formula="of:=INT([.E52]+[.D52]*30)" office:value-type="float" office:value="2724" calcext:value-type="float">
            <text:p>27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Blu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.82" calcext:value-type="float">
            <text:p>1.82</text:p>
          </table:table-cell>
          <table:table-cell table:formula="of:=[.F52]+1" office:value-type="float" office:value="2725" calcext:value-type="float">
            <text:p>2725</text:p>
          </table:table-cell>
          <table:table-cell table:formula="of:=INT([.E53]+[.D53]*30)" office:value-type="float" office:value="2779" calcext:value-type="float">
            <text:p>27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formula="of:=[.F53]+1" office:value-type="float" office:value="2780" calcext:value-type="float">
            <text:p>2780</text:p>
          </table:table-cell>
          <table:table-cell table:formula="of:=INT([.E54]+[.D54]*30)" office:value-type="float" office:value="2834" calcext:value-type="float">
            <text:p>28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  <table:table-cell table:formula="of:=[.F54]+1" office:value-type="float" office:value="2835" calcext:value-type="float">
            <text:p>2835</text:p>
          </table:table-cell>
          <table:table-cell table:formula="of:=INT([.E55]+[.D55]*30)" office:value-type="float" office:value="2889" calcext:value-type="float">
            <text:p>28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.524" calcext:value-type="float">
            <text:p>1.524</text:p>
          </table:table-cell>
          <table:table-cell table:formula="of:=[.F55]+1" office:value-type="float" office:value="2890" calcext:value-type="float">
            <text:p>2890</text:p>
          </table:table-cell>
          <table:table-cell table:formula="of:=INT([.E56]+[.D56]*30)" office:value-type="float" office:value="2935" calcext:value-type="float">
            <text:p>29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.524" calcext:value-type="float">
            <text:p>1.524</text:p>
          </table:table-cell>
          <table:table-cell table:formula="of:=[.F56]+1" office:value-type="float" office:value="2936" calcext:value-type="float">
            <text:p>2936</text:p>
          </table:table-cell>
          <table:table-cell table:formula="of:=INT([.E57]+[.D57]*30)" office:value-type="float" office:value="2981" calcext:value-type="float">
            <text:p>29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.524" calcext:value-type="float">
            <text:p>1.524</text:p>
          </table:table-cell>
          <table:table-cell table:formula="of:=[.F57]+1" office:value-type="float" office:value="2982" calcext:value-type="float">
            <text:p>2982</text:p>
          </table:table-cell>
          <table:table-cell table:formula="of:=INT([.E58]+[.D58]*30)" office:value-type="float" office:value="3027" calcext:value-type="float">
            <text:p>30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.524" calcext:value-type="float">
            <text:p>1.524</text:p>
          </table:table-cell>
          <table:table-cell table:formula="of:=[.F58]+1" office:value-type="float" office:value="3028" calcext:value-type="float">
            <text:p>3028</text:p>
          </table:table-cell>
          <table:table-cell table:formula="of:=INT([.E59]+[.D59]*30)" office:value-type="float" office:value="3073" calcext:value-type="float">
            <text:p>30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.524" calcext:value-type="float">
            <text:p>1.524</text:p>
          </table:table-cell>
          <table:table-cell table:formula="of:=[.F59]+1" office:value-type="float" office:value="3074" calcext:value-type="float">
            <text:p>3074</text:p>
          </table:table-cell>
          <table:table-cell table:formula="of:=INT([.E60]+[.D60]*30)" office:value-type="float" office:value="3119" calcext:value-type="float">
            <text:p>31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.524" calcext:value-type="float">
            <text:p>1.524</text:p>
          </table:table-cell>
          <table:table-cell table:formula="of:=[.F60]+1" office:value-type="float" office:value="3120" calcext:value-type="float">
            <text:p>3120</text:p>
          </table:table-cell>
          <table:table-cell table:formula="of:=INT([.E61]+[.D61]*30)" office:value-type="float" office:value="3165" calcext:value-type="float">
            <text:p>3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175" calcext:value-type="float">
            <text:p>3.175</text:p>
          </table:table-cell>
          <table:table-cell table:formula="of:=[.F61]+1" office:value-type="float" office:value="3166" calcext:value-type="float">
            <text:p>3166</text:p>
          </table:table-cell>
          <table:table-cell table:formula="of:=INT([.E62]+[.D62]*30)" office:value-type="float" office:value="3261" calcext:value-type="float">
            <text:p>32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82" calcext:value-type="float">
            <text:p>1.82</text:p>
          </table:table-cell>
          <table:table-cell table:formula="of:=[.F62]+1" office:value-type="float" office:value="3262" calcext:value-type="float">
            <text:p>3262</text:p>
          </table:table-cell>
          <table:table-cell table:formula="of:=INT([.E63]+[.D63]*30)" office:value-type="float" office:value="3316" calcext:value-type="float">
            <text:p>33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.82" calcext:value-type="float">
            <text:p>1.82</text:p>
          </table:table-cell>
          <table:table-cell table:formula="of:=[.F63]+1" office:value-type="float" office:value="3317" calcext:value-type="float">
            <text:p>3317</text:p>
          </table:table-cell>
          <table:table-cell table:formula="of:=INT([.E64]+[.D64]*30)" office:value-type="float" office:value="3371" calcext:value-type="float">
            <text:p>33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.82" calcext:value-type="float">
            <text:p>1.82</text:p>
          </table:table-cell>
          <table:table-cell table:formula="of:=[.F64]+1" office:value-type="float" office:value="3372" calcext:value-type="float">
            <text:p>3372</text:p>
          </table:table-cell>
          <table:table-cell table:formula="of:=INT([.E65]+[.D65]*30)" office:value-type="float" office:value="3426" calcext:value-type="float">
            <text:p>34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82" calcext:value-type="float">
            <text:p>1.82</text:p>
          </table:table-cell>
          <table:table-cell table:formula="of:=[.F65]+1" office:value-type="float" office:value="3427" calcext:value-type="float">
            <text:p>3427</text:p>
          </table:table-cell>
          <table:table-cell table:formula="of:=INT([.E66]+[.D66]*30)" office:value-type="float" office:value="3481" calcext:value-type="float">
            <text:p>34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.82" calcext:value-type="float">
            <text:p>1.82</text:p>
          </table:table-cell>
          <table:table-cell table:formula="of:=[.F66]+1" office:value-type="float" office:value="3482" calcext:value-type="float">
            <text:p>3482</text:p>
          </table:table-cell>
          <table:table-cell table:formula="of:=INT([.E67]+[.D67]*30)" office:value-type="float" office:value="3536" calcext:value-type="float">
            <text:p>35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Gree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.82" calcext:value-type="float">
            <text:p>1.82</text:p>
          </table:table-cell>
          <table:table-cell table:formula="of:=[.F67]+1" office:value-type="float" office:value="3537" calcext:value-type="float">
            <text:p>3537</text:p>
          </table:table-cell>
          <table:table-cell table:formula="of:=INT([.E68]+[.D68]*30)" office:value-type="float" office:value="3591" calcext:value-type="float">
            <text:p>3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rk Gree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.175" calcext:value-type="float">
            <text:p>3.175</text:p>
          </table:table-cell>
          <table:table-cell table:formula="of:=[.F68]+1" office:value-type="float" office:value="3592" calcext:value-type="float">
            <text:p>3592</text:p>
          </table:table-cell>
          <table:table-cell table:formula="of:=INT([.E69]+[.D69]*30)" office:value-type="float" office:value="3687" calcext:value-type="float">
            <text:p>3687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L6:Sheet1.L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7:04:42.442644379</meta:creation-date>
    <dc:date>2017-04-30T17:28:20.153546901</dc:date>
    <meta:editing-duration>PT11M36S</meta:editing-duration>
    <meta:editing-cycles>3</meta:editing-cycles>
    <meta:generator>LibreOffice/5.2.6.2$Linux_X86_64 LibreOffice_project/20$Build-2</meta:generator>
    <meta:document-statistic meta:table-count="1" meta:cell-count="414" meta:object-count="0"/>
  </office:meta>
</office:document-meta>
</file>